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259in"/>
        </style:tab-stops>
      </style:paragraph-properties>
    </style:style>
    <style:style style:name="P16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>
      <style:graphic-properties draw:fill="none" draw:stroke="none"/>
    </style:style>
  </office:automatic-styles>
  <office:body>
    <office:text text:use-soft-page-breaks="true">
      <text:p text:style-name="P1"/>
      <text:p text:style-name="Normal"><draw:frame draw:z-index="251658240" draw:style-name="a0" draw:name="Picture 1" text:anchor-type="paragraph" svg:x="0in" svg:y="0in" svg:width="2.68357in" svg:height="4.43372in" style:rel-width="scale" style:rel-height="scale"><draw:image xlink:href="media/image1.png" xlink:type="simple" xlink:show="embed" xlink:actuate="onLoad"/><svg:title/><svg:desc>A blue and white screen with white text

AI-generated content may be incorrect.</svg:desc></draw:frame></text:p>
      <text:p text:style-name="Normal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Normal"/>
      <text:p text:style-name="Normal"/>
      <text:p text:style-name="P12"/>
      <text:p text:style-name="P13"><draw:frame draw:z-index="251659264" draw:style-name="a1" draw:name="Picture 1" text:anchor-type="paragraph" svg:x="-0.10139in" svg:y="0.06481in" svg:width="2.84191in" svg:height="4.41705in" style:rel-width="scale" style:rel-height="scale"><draw:image xlink:href="media/image2.png" xlink:type="simple" xlink:show="embed" xlink:actuate="onLoad"/><svg:title/><svg:desc>A sign with blue and white text

AI-generated content may be incorrect.</svg:desc></draw:frame><text:tab/></text:p>
      <text:p text:style-name="P14"/>
      <text:p text:style-name="P15"/>
      <text:soft-page-break/>
      <text:p text:style-name="Normal"><draw:frame draw:z-index="251660288" draw:style-name="a2" draw:name="Picture 1" text:anchor-type="paragraph" svg:x="-0.97917in" svg:y="0.3125in" svg:width="5.16667in" svg:height="3.75in" style:rel-width="scale" style:rel-height="scale"><draw:image xlink:href="media/image3.png" xlink:type="simple" xlink:show="embed" xlink:actuate="onLoad"/><svg:title/><svg:desc>A blue rectangular boxes with white text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1312" draw:style-name="a3" draw:name="Picture 1" text:anchor-type="paragraph" svg:x="-1in" svg:y="-0.10833in" svg:width="5.58333in" svg:height="3.86458in" style:rel-width="scale" style:rel-height="scale"><draw:image xlink:href="media/image4.png" xlink:type="simple" xlink:show="embed" xlink:actuate="onLoad"/><svg:title/><svg:desc>A blue screen with white text and blue lines

AI-generated content may be incorrect.</svg:desc></draw:frame></text:p>
      <text:p text:style-name="Normal"/>
      <text:soft-page-break/>
      <text:p text:style-name="P16"><draw:frame draw:z-index="251662336" draw:style-name="a4" draw:name="Picture 1" text:anchor-type="paragraph" svg:x="-0.93658in" svg:y="0.06344in" svg:width="4.54167in" svg:height="3.17708in" style:rel-width="scale" style:rel-height="scale"><draw:image xlink:href="media/image5.png" xlink:type="simple" xlink:show="embed" xlink:actuate="onLoad"/><svg:title/><svg:desc/></draw:frame></text:p>
      <text:p text:style-name="Normal"><draw:custom-shape svg:x="0in" svg:y="0in" svg:width="0.33542in" svg:height="0.33542in" draw:id="id0" draw:style-name="a5" draw:name="Rectangle 1" text:anchor-type="as-char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mzan Iqbal</meta:initial-creator>
    <dc:creator>Saiful-Islam Waheed</dc:creator>
    <meta:creation-date>2025-02-20T11:33:00Z</meta:creation-date>
    <dc:date>2025-03-06T12:18:00Z</dc:date>
    <meta:template xlink:href="Normal" xlink:type="simple"/>
    <meta:editing-cycles>6</meta:editing-cycles>
    <meta:editing-duration>PT2460S</meta:editing-duration>
    <meta:user-defined meta:name="GrammarlyDocumentId">4f348c01be1ce321e3b9a7218c0155b56430429ef5964be4bb07865e90b1a9d0</meta:user-defined>
    <meta:document-statistic meta:page-count="3" meta:paragraph-count="1" meta:word-count="8" meta:character-count="44" meta:row-count="1" meta:non-whitespace-character-count="37"/>
  </office:meta>
</office:document-meta>
</file>